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zxx" fo:country="none" officeooo:rsid="00147593" officeooo:paragraph-rsid="00147593" style:language-asian="zxx" style:country-asian="none" style:language-complex="zxx" style:country-complex="none"/>
    </style:style>
    <style:style style:name="P2" style:family="paragraph" style:parent-style-name="Standard" style:list-style-name="L2">
      <style:paragraph-properties fo:text-align="start" style:justify-single-word="false"/>
      <style:text-properties fo:language="zxx" fo:country="none" officeooo:rsid="00147593" officeooo:paragraph-rsid="00147593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language="zxx" fo:country="none" officeooo:rsid="0015846a" officeooo:paragraph-rsid="0015846a" style:language-asian="zxx" style:country-asian="none" style:language-complex="zxx" style:country-complex="none"/>
    </style:style>
    <style:style style:name="P4" style:family="paragraph" style:parent-style-name="Standard" style:list-style-name="L4">
      <style:paragraph-properties fo:text-align="start" style:justify-single-word="false"/>
      <style:text-properties fo:language="zxx" fo:country="none" officeooo:rsid="0015846a" officeooo:paragraph-rsid="0015846a" style:language-asian="zxx" style:country-asian="none" style:language-complex="zxx" style:country-complex="none"/>
    </style:style>
    <style:style style:name="P5" style:family="paragraph" style:parent-style-name="Standard" style:list-style-name="L5">
      <style:paragraph-properties fo:text-align="start" style:justify-single-word="false"/>
      <style:text-properties fo:language="zxx" fo:country="none" officeooo:rsid="0015846a" officeooo:paragraph-rsid="0015846a" style:language-asian="zxx" style:country-asian="none" style:language-complex="zxx" style:country-complex="none"/>
    </style:style>
    <style:style style:name="P6" style:family="paragraph" style:parent-style-name="Standard" style:list-style-name="L4">
      <style:paragraph-properties fo:text-align="start" style:justify-single-word="false"/>
      <style:text-properties fo:language="zxx" fo:country="none" fo:font-style="italic" officeooo:rsid="0015846a" officeooo:paragraph-rsid="0015846a" style:language-asian="zxx" style:country-asian="none" style:font-style-asian="italic" style:language-complex="zxx" style:country-complex="none" style:font-style-complex="italic"/>
    </style:style>
    <style:style style:name="P7" style:family="paragraph" style:parent-style-name="Standard" style:list-style-name="L5">
      <style:paragraph-properties fo:text-align="start" style:justify-single-word="false"/>
      <style:text-properties officeooo:paragraph-rsid="0015846a"/>
    </style:style>
    <style:style style:name="P8" style:family="paragraph" style:parent-style-name="Standard">
      <style:paragraph-properties fo:text-align="center" style:justify-single-word="false"/>
      <style:text-properties fo:font-size="21pt" fo:language="zxx" fo:country="none" fo:font-weight="bold" officeooo:rsid="00147593" officeooo:paragraph-rsid="00147593" style:font-size-asian="21pt" style:language-asian="zxx" style:country-asian="none" style:font-weight-asian="bold" style:font-size-complex="21pt" style:language-complex="zxx" style:country-complex="none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language="zxx" fo:country="none" fo:font-weight="bold" officeooo:rsid="00147593" officeooo:paragraph-rsid="00147593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language="zxx" fo:country="none" fo:font-weight="bold" officeooo:rsid="0015846a" officeooo:paragraph-rsid="0015846a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language="zxx" fo:country="none" officeooo:rsid="0015846a" style:language-asian="zxx" style:country-asian="none" style:language-complex="zxx" style:country-complex="none"/>
    </style:style>
    <style:style style:name="T5" style:family="text">
      <style:text-properties fo:language="zxx" fo:country="none" officeooo:rsid="001614aa" style:language-asian="zxx" style:country-asian="none" style:language-complex="zxx" style:country-complex="non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Документация за Метеорологична станция (Weather station)</text:p>
      <text:p text:style-name="P1"/>
      <text:p text:style-name="P1"/>
      <text:p text:style-name="P9">1. Цел на проекта</text:p>
      <text:p text:style-name="P1"/>
      <text:p text:style-name="P1">Проекта може да се приеме, че спада към секцията IoT (Internet of Things). Целта е да се следят атмосферните условия на дадено място през интернет мрежата, като записите се представят в графичен и цифров вид за по-добро унагледяване за потребителя.</text:p>
      <text:p text:style-name="P1"/>
      <text:p text:style-name="P9">2. Лист с материали</text:p>
      <text:list xml:id="list60226189" text:style-name="L2">
        <text:list-item>
          <text:p text:style-name="P2">Ардуино платка – Arduino Uno (в частност atmega328p с вграден wifi модул)</text:p>
        </text:list-item>
        <text:list-item>
          <text:p text:style-name="P2">WiFi модул ESP8266 – 01 (може и да е вграден за ардуино платката)</text:p>
        </text:list-item>
        <text:list-item>
          <text:p text:style-name="P2">сензор за температура и влажност DHT22</text:p>
        </text:list-item>
        <text:list-item>
          <text:p text:style-name="P2">LCD screen 16x2</text:p>
        </text:list-item>
      </text:list>
      <text:p text:style-name="P1"/>
      <text:p text:style-name="P9">3. Логика на проекта</text:p>
      <text:p text:style-name="P1"/>
      <text:p text:style-name="P3">Програмира се WiFi модула, така че да приема данните от dht22 и да ги изпраща на сървъра като json обект. След това се създава web api на ASP.NET core, което да обработва json обекта пратен на сървъра и да праща обратно към него графиките на обработените стойности. Кода за графиките е предоставен от google charts.</text:p>
      <text:p text:style-name="P3"/>
      <text:p text:style-name="P10">4. Свързване на схемата</text:p>
      <text:list xml:id="list1598790793" text:style-name="L4">
        <text:list-item>
          <text:p text:style-name="P6">Схема на проекта</text:p>
          <text:p text:style-name="P4"/>
        </text:list-item>
        <text:list-item>
          <text:p text:style-name="P6">Електрическа верига</text:p>
        </text:list-item>
      </text:list>
      <text:p text:style-name="P3"/>
      <text:p text:style-name="P10">5. Разглеждани величини</text:p>
      <text:list xml:id="list3029054002" text:style-name="L5">
        <text:list-item>
          <text:p text:style-name="P5">Температура (в <text:span text:style-name="T1">о</text:span><text:span text:style-name="T2">С)</text:span></text:p>
        </text:list-item>
        <text:list-item>
          <text:p text:style-name="P5">Относителна влажност (безразмерна величина)</text:p>
        </text:list-item>
        <text:list-item>
          <text:p text:style-name="P5">Топлинен индекс (мярка за това как един човек би почувствал дадената температура при определена влажност, отново се измерва в <text:s/><text:span text:style-name="T1">о</text:span><text:span text:style-name="T2">С)<text:line-break/>Формулата, по която се определя този индекс е изведена емпирично и има следния вид: </text:span></text:p>
        </text:list-item>
        <text:list-item>
          <text:p text:style-name="P7"><text:span text:style-name="T4">Точка на оросяване – </text:span><text:span text:style-name="T5">Т</text:span>емпературата,<text:span text:style-name="T3"> до която въздухът трябва да се охлади, за да се насити с водна пара. <text:line-break/></text:span><text:span text:style-name="T5">Определя се по следната формула: 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9:09:26.866985823</meta:creation-date>
    <dc:date>2023-05-25T19:33:30.328763813</dc:date>
    <meta:editing-duration>PT3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32" meta:character-count="1373" meta:non-whitespace-character-count="1163"/>
  </office:meta>
</office:document-meta>
</file>